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34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5945in"/>
    </style:style>
    <style:style style:name="co7" style:family="table-column">
      <style:table-column-properties fo:break-before="auto" style:column-width="0.4008in"/>
    </style:style>
    <style:style style:name="co8" style:family="table-column">
      <style:table-column-properties fo:break-before="auto" style:column-width="0.3472in"/>
    </style:style>
    <style:style style:name="co9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4118in"/>
    </style:style>
    <style:style style:name="co11" style:family="table-column">
      <style:table-column-properties fo:break-before="auto" style:column-width="0.422in"/>
    </style:style>
    <style:style style:name="co12" style:family="table-column">
      <style:table-column-properties fo:break-before="auto" style:column-width="0.498in"/>
    </style:style>
    <style:style style:name="co13" style:family="table-column">
      <style:table-column-properties fo:break-before="auto" style:column-width="0.5516in"/>
    </style:style>
    <style:style style:name="co14" style:family="table-column">
      <style:table-column-properties fo:break-before="auto" style:column-width="0.5193in"/>
    </style:style>
    <style:style style:name="co15" style:family="table-column">
      <style:table-column-properties fo:break-before="auto" style:column-width="0.6591in"/>
    </style:style>
    <style:style style:name="co16" style:family="table-column">
      <style:table-column-properties fo:break-before="auto" style:column-width="0.7134in"/>
    </style:style>
    <style:style style:name="co17" style:family="table-column">
      <style:table-column-properties fo:break-before="auto" style:column-width="0.6701in"/>
    </style:style>
    <style:style style:name="co18" style:family="table-column">
      <style:table-column-properties fo:break-before="auto" style:column-width="0.3146in"/>
    </style:style>
    <style:style style:name="co19" style:family="table-column">
      <style:table-column-properties fo:break-before="auto" style:column-width="0.4764in"/>
    </style:style>
    <style:style style:name="co20" style:family="table-column">
      <style:table-column-properties fo:break-before="auto" style:column-width="0.3362in"/>
    </style:style>
    <style:style style:name="co21" style:family="table-column">
      <style:table-column-properties fo:break-before="auto" style:column-width="0.7882in"/>
    </style:style>
    <style:style style:name="co22" style:family="table-column">
      <style:table-column-properties fo:break-before="auto" style:column-width="0.5299in"/>
    </style:style>
    <style:style style:name="co23" style:family="table-column">
      <style:table-column-properties fo:break-before="auto" style:column-width="1.9291in"/>
    </style:style>
    <style:style style:name="co24" style:family="table-column">
      <style:table-column-properties fo:break-before="auto" style:column-width="0.5839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7035in"/>
    </style:style>
    <style:style style:name="co27" style:family="table-column">
      <style:table-column-properties fo:break-before="auto" style:column-width="3.2854in"/>
    </style:style>
    <style:style style:name="co28" style:family="table-column">
      <style:table-column-properties fo:break-before="auto" style:column-width="1.3047in"/>
    </style:style>
    <style:style style:name="co29" style:family="table-column">
      <style:table-column-properties fo:break-before="auto" style:column-width="0.9929in"/>
    </style:style>
    <style:style style:name="co30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quip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Min Level</text:p>
          </table:table-cell>
          <table:table-cell table:style-name="ce1" office:value-type="string">
            <text:p>Base AC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Extra AC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SavSp</text:p>
          </table:table-cell>
          <table:table-cell table:style-name="ce1" office:value-type="string">
            <text:p>SavBr</text:p>
          </table:table-cell>
          <table:table-cell table:style-name="ce1" office:value-type="string">
            <text:p>SavePet</text:p>
          </table:table-cell>
          <table:table-cell table:style-name="ce1" office:value-type="string">
            <text:p>SaveRod</text:p>
          </table:table-cell>
          <table:table-cell table:style-name="ce1" office:value-type="string">
            <text:p>SavePar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MV</text:p>
          </table:table-cell>
          <table:table-cell table:style-name="ce1" office:value-type="string">
            <text:p>HR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anti_evil</text:p>
          </table:table-cell>
          <table:table-cell table:style-name="ce1" office:value-type="string">
            <text:p>anti_good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Other Flags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rainbow staff</text:p>
          </table:table-cell>
          <table:table-cell office:value-type="string">
            <text:p>light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3"/>
          <table:table-cell office:value-type="string">
            <text:p>y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ub issue shield</text:p>
          </table:table-cell>
          <table:table-cell office:value-type="string">
            <text:p>shiel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wooden</text:p>
          </table:table-cell>
          <table:table-cell table:number-columns-repeated="22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big book of shakespeare</text:p>
          </table:table-cell>
          <table:table-cell office:value-type="string">
            <text:p>hol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14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bright silver bracer</text:p>
          </table:table-cell>
          <table:table-cell office:value-type="string">
            <text:p>wri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necklace</text:p>
          </table:table-cell>
          <table:table-cell office:value-type="string">
            <text:p>nec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ather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13"/>
          <table:table-cell office:value-type="string">
            <text:p>glo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pink ice ring</text:p>
          </table:table-cell>
          <table:table-cell office:value-type="string">
            <text:p>fing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jewelry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number-columns-repeated="5"/>
          <table:table-cell office:value-type="float" office:value="6">
            <text:p>6</text:p>
          </table:table-cell>
          <table:table-cell table:number-columns-repeated="6"/>
          <table:table-cell office:value-type="string">
            <text:p>y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rope belt</text:p>
          </table:table-cell>
          <table:table-cell office:value-type="string">
            <text:p>wai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nimal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12"/>
          <table:table-cell office:value-type="string">
            <text:p>y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smurf glasses</text:p>
          </table:table-cell>
          <table:table-cell office:value-type="string">
            <text:p>ey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lasti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7"/>
          <table:table-cell office:value-type="string">
            <text:p>glow</text:p>
          </table:table-cell>
          <table:table-cell office:value-type="float" office:value="2">
            <text:p>2</text:p>
          </table:table-cell>
          <table:table-cell office:value-type="string">
            <text:p>smurfs</text:p>
          </table:table-cell>
          <table:table-cell table:number-columns-repeated="2"/>
        </table:table-row>
        <table:table-row table:style-name="ro1">
          <table:table-cell office:value-type="string">
            <text:p>sub issue silver stud earring</text:p>
          </table:table-cell>
          <table:table-cell office:value-type="string">
            <text:p>ea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6"/>
          <table:table-cell office:value-type="string">
            <text:p>n</text:p>
          </table:table-cell>
          <table:table-cell office:value-type="string">
            <text:p>glow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glinting ring of silver</text:p>
          </table:table-cell>
          <table:table-cell office:value-type="string">
            <text:p>fing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ewelry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linen robe</text:p>
          </table:table-cell>
          <table:table-cell office:value-type="string">
            <text:p>abou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ewn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6"/>
          <table:table-cell office:value-type="float" office:value="5">
            <text:p>5</text:p>
          </table:table-cell>
          <table:table-cell table:number-columns-repeated="5"/>
          <table:table-cell office:value-type="string">
            <text:p>y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ogre gang jacket</text:p>
          </table:table-cell>
          <table:table-cell office:value-type="string">
            <text:p>body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eather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12"/>
          <table:table-cell office:value-type="string">
            <text:p>n</text:p>
          </table:table-cell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air of muddy boots</text:p>
          </table:table-cell>
          <table:table-cell office:value-type="string">
            <text:p>fee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mall</text:p>
          </table:table-cell>
          <table:table-cell office:value-type="string">
            <text:p>leather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12"/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urple bandana</text:p>
          </table:table-cell>
          <table:table-cell office:value-type="string">
            <text:p>head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ewn</text:p>
          </table:table-cell>
          <table:table-cell office:value-type="float" office:value="-3">
            <text:p>-3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2"/>
          <table:table-cell office:value-type="string">
            <text:p>glow, bless</text:p>
          </table:table-cell>
          <table:table-cell table:number-columns-repeated="4"/>
        </table:table-row>
        <table:table-row table:style-name="ro1">
          <table:table-cell office:value-type="string">
            <text:p>sliver pendant</text:p>
          </table:table-cell>
          <table:table-cell office:value-type="string">
            <text:p>neck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jewelry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tightrope walker's pole</text:p>
          </table:table-cell>
          <table:table-cell office:value-type="string">
            <text:p>hold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16"/>
          <table:table-cell office:value-type="string">
            <text:p>glow</text:p>
          </table:table-cell>
          <table:table-cell table:number-columns-repeated="4"/>
        </table:table-row>
        <table:table-row table:style-name="ro1">
          <table:table-cell office:value-type="string">
            <text:p>Amulet</text:p>
          </table:table-cell>
          <table:table-cell office:value-type="string">
            <text:p>neck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wooden</text:p>
          </table:table-cell>
          <table:table-cell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number-columns-repeated="12"/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warven gloves</text:p>
          </table:table-cell>
          <table:table-cell office:value-type="string">
            <text:p>hand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eather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2"/>
          <table:table-cell office:value-type="string">
            <text:p>bles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virus shield</text:p>
          </table:table-cell>
          <table:table-cell office:value-type="string">
            <text:p>shiel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tal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sapphyre sportcoat</text:p>
          </table:table-cell>
          <table:table-cell office:value-type="string">
            <text:p>body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wn</text:p>
          </table:table-cell>
          <table:table-cell/>
          <table:table-cell table:number-columns-repeated="7"/>
          <table:table-cell table:number-columns-repeated="5"/>
          <table:table-cell office:value-type="float" office:value="15">
            <text:p>15</text:p>
          </table:table-cell>
          <table:table-cell table:number-columns-repeated="8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troll signet ring</text:p>
          </table:table-cell>
          <table:table-cell office:value-type="string">
            <text:p>fing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grey cape</text:p>
          </table:table-cell>
          <table:table-cell office:value-type="string">
            <text:p>neck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wn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6"/>
          <table:table-cell office:value-type="float" office:value="15">
            <text:p>15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tough leather boots</text:p>
          </table:table-cell>
          <table:table-cell office:value-type="string">
            <text:p>feet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eather</text:p>
          </table:table-cell>
          <table:table-cell office:value-type="float" office:value="-5">
            <text:p>-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6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Antharian Trousers</text:p>
          </table:table-cell>
          <table:table-cell office:value-type="string">
            <text:p>leg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ewn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bles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blue tray</text:p>
          </table:table-cell>
          <table:table-cell office:value-type="string">
            <text:p>shield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lastic</text:p>
          </table:table-cell>
          <table:table-cell office:value-type="float" office:value="-10">
            <text:p>-10</text:p>
          </table:table-cell>
          <table:table-cell table:number-columns-repeated="1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n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deerskin moccasins</text:p>
          </table:table-cell>
          <table:table-cell office:value-type="string">
            <text:p>fee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leather</text:p>
          </table:table-cell>
          <table:table-cell/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number-columns-repeated="12"/>
          <table:table-cell office:value-type="string">
            <text:p>y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strongman's bracers</text:p>
          </table:table-cell>
          <table:table-cell office:value-type="string">
            <text:p>arm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14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leather turn boots</text:p>
          </table:table-cell>
          <table:table-cell office:value-type="string">
            <text:p>feet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leather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14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urple cloak</text:p>
          </table:table-cell>
          <table:table-cell office:value-type="string">
            <text:p>neck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wn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-2">
            <text:p>-2</text:p>
          </table:table-cell>
          <table:table-cell table:number-columns-repeated="11"/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sapphyre waistlet</text:p>
          </table:table-cell>
          <table:table-cell office:value-type="string">
            <text:p>wais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eather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number-columns-repeated="18"/>
        </table:table-row>
        <table:table-row table:style-name="ro1">
          <table:table-cell office:value-type="string">
            <text:p>translucent robe</text:p>
          </table:table-cell>
          <table:table-cell office:value-type="string">
            <text:p>abou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wn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deep, clear emerald ring</text:p>
          </table:table-cell>
          <table:table-cell office:value-type="string">
            <text:p>finger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ewelry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7"/>
          <table:table-cell office:value-type="float" office:value="100">
            <text:p>100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midred's FBI badge</text:p>
          </table:table-cell>
          <table:table-cell office:value-type="string">
            <text:p>hold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table:number-columns-repeated="14"/>
          <table:table-cell office:value-type="float" office:value="52">
            <text:p>52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good luck charm</text:p>
          </table:table-cell>
          <table:table-cell office:value-type="string">
            <text:p>wrist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-10">
            <text:p>-10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string">
            <text:p>y</text:p>
          </table:table-cell>
          <table:table-cell table:number-columns-repeated="2"/>
          <table:table-cell office:value-type="string">
            <text:p>noremov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jade pendant</text:p>
          </table:table-cell>
          <table:table-cell office:value-type="string">
            <text:p>neck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14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midnight blue bracer</text:p>
          </table:table-cell>
          <table:table-cell office:value-type="string">
            <text:p>wrist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6"/>
          <table:table-cell office:value-type="string">
            <text:p>hum, no_sell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nightgown of the sullen moon</text:p>
          </table:table-cell>
          <table:table-cell office:value-type="string">
            <text:p>abou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14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d dragon tattoo</text:p>
          </table:table-cell>
          <table:table-cell office:value-type="string">
            <text:p>body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/>
          <table:table-cell table:number-columns-repeated="6"/>
          <table:table-cell office:value-type="float" office:value="1">
            <text:p>1</text:p>
          </table:table-cell>
          <table:table-cell table:number-columns-repeated="12"/>
          <table:table-cell office:value-type="string">
            <text:p>y</text:p>
          </table:table-cell>
          <table:table-cell office:value-type="string">
            <text:p>noremov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lfred's FBI badge</text:p>
          </table:table-cell>
          <table:table-cell office:value-type="string">
            <text:p>hol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/>
          <table:table-cell table:number-columns-repeated="7"/>
          <table:table-cell table:number-columns-repeated="5"/>
          <table:table-cell office:value-type="float" office:value="52">
            <text:p>52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demon clan signet ring</text:p>
          </table:table-cell>
          <table:table-cell office:value-type="string">
            <text:p>finger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/>
          <table:table-cell table:number-columns-repeated="7"/>
          <table:table-cell table:number-columns-repeated="5"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scientist labcoat</text:p>
          </table:table-cell>
          <table:table-cell office:value-type="string">
            <text:p>about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14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white gold bracelet</text:p>
          </table:table-cell>
          <table:table-cell office:value-type="string">
            <text:p>wrist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lastic mask</text:p>
          </table:table-cell>
          <table:table-cell office:value-type="string">
            <text:p>eyes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earthen</text:p>
          </table:table-cell>
          <table:table-cell/>
          <table:table-cell table:number-columns-repeated="7"/>
          <table:table-cell table:number-columns-repeated="14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golden robe</text:p>
          </table:table-cell>
          <table:table-cell office:value-type="string">
            <text:p>about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5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lucky dice</text:p>
          </table:table-cell>
          <table:table-cell office:value-type="string">
            <text:p>hold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medium</text:p>
          </table:table-cell>
          <table:table-cell office:value-type="string">
            <text:p>animal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3"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ie</text:p>
          </table:table-cell>
          <table:table-cell office:value-type="string">
            <text:p>neck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6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albino dragon skull</text:p>
          </table:table-cell>
          <table:table-cell office:value-type="string">
            <text:p>head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nimal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4"/>
          <table:table-cell office:value-type="string">
            <text:p>y</text:p>
          </table:table-cell>
          <table:table-cell office:value-type="string">
            <text:p>evil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spectacles</text:p>
          </table:table-cell>
          <table:table-cell office:value-type="string">
            <text:p>eyes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office:value-type="float" office:value="-4">
            <text:p>-4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9"/>
          <table:table-cell table:number-columns-repeated="2" office:value-type="string">
            <text:p>y</text:p>
          </table:table-cell>
          <table:table-cell/>
          <table:table-cell office:value-type="string">
            <text:p>bless, no_sel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air of gauntlets</text:p>
          </table:table-cell>
          <table:table-cell office:value-type="string">
            <text:p>hands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2"/>
          <table:table-cell office:value-type="string">
            <text:p>glow, bles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ceptre of might</text:p>
          </table:table-cell>
          <table:table-cell office:value-type="string">
            <text:p>light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4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glow, hu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shadow sleeves</text:p>
          </table:table-cell>
          <table:table-cell office:value-type="string">
            <text:p>arms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invis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vibrowrench</text:p>
          </table:table-cell>
          <table:table-cell office:value-type="string">
            <text:p>hold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office:value-type="float" office:value="15">
            <text:p>1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string">
            <text:p>glow, hu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brooch of life</text:p>
          </table:table-cell>
          <table:table-cell office:value-type="string">
            <text:p>neck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nimal</text:p>
          </table:table-cell>
          <table:table-cell/>
          <table:table-cell table:number-columns-repeated="7"/>
          <table:table-cell table:number-columns-repeated="5"/>
          <table:table-cell office:value-type="float" office:value="50">
            <text:p>50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glow, bless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chrome helm</text:p>
          </table:table-cell>
          <table:table-cell office:value-type="string">
            <text:p>head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table:number-columns-repeated="8"/>
          <table:table-cell office:value-type="float" office:value="-2">
            <text:p>-2</text:p>
          </table:table-cell>
          <table:table-cell table:number-columns-repeated="4"/>
          <table:table-cell office:value-type="float" office:value="85">
            <text:p>85</text:p>
          </table:table-cell>
          <table:table-cell office:value-type="float" office:value="-40">
            <text:p>-40</text:p>
          </table:table-cell>
          <table:table-cell table:number-columns-repeated="5"/>
          <table:table-cell office:value-type="string">
            <text:p>y</text:p>
          </table:table-cell>
          <table:table-cell office:value-type="string">
            <text:p>glow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lamorak's spurs</text:p>
          </table:table-cell>
          <table:table-cell office:value-type="string">
            <text:p>feet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-2">
            <text:p>-2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bless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suit of impressive elven armor</text:p>
          </table:table-cell>
          <table:table-cell office:value-type="string">
            <text:p>body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table:number-columns-repeated="13"/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rystal necklace of knowledge</text:p>
          </table:table-cell>
          <table:table-cell office:value-type="string">
            <text:p>neck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demon fire</text:p>
          </table:table-cell>
          <table:table-cell office:value-type="string">
            <text:p>shield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office:value-type="float" office:value="-8">
            <text:p>-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9"/>
          <table:table-cell office:value-type="float" office:value="4">
            <text:p>4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hum, evil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ura of power</text:p>
          </table:table-cell>
          <table:table-cell office:value-type="string">
            <text:p>body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office:value-type="float" office:value="-10">
            <text:p>-10</text:p>
          </table:table-cell>
          <table:table-cell table:number-columns-repeated="7"/>
          <table:table-cell table:number-columns-repeated="6"/>
          <table:table-cell office:value-type="float" office:value="55">
            <text:p>55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  <table:table-cell office:value-type="string">
            <text:p>glow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lashy gold ruby ring</text:p>
          </table:table-cell>
          <table:table-cell office:value-type="string">
            <text:p>finger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glow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girth of protection</text:p>
          </table:table-cell>
          <table:table-cell office:value-type="string">
            <text:p>waist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tal</text:p>
          </table:table-cell>
          <table:table-cell office:value-type="float" office:value="-15">
            <text:p>-15</text:p>
          </table:table-cell>
          <table:table-cell table:number-columns-repeated="7"/>
          <table:table-cell table:number-columns-repeated="5"/>
          <table:table-cell office:value-type="float" office:value="100">
            <text:p>100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glow, noremov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admiral's cape</text:p>
          </table:table-cell>
          <table:table-cell office:value-type="string">
            <text:p>neck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office:value-type="float" office:value="-12">
            <text:p>-12</text:p>
          </table:table-cell>
          <table:table-cell table:number-columns-repeated="7"/>
          <table:table-cell table:number-columns-repeated="2" office:value-type="float" office:value="-4">
            <text:p>-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bles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humming hurricane helmet</text:p>
          </table:table-cell>
          <table:table-cell office:value-type="string">
            <text:p>head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/>
          <table:table-cell table:number-columns-repeated="7"/>
          <table:table-cell/>
          <table:table-cell office:value-type="float" office:value="-4">
            <text:p>-4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hu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od's light</text:p>
          </table:table-cell>
          <table:table-cell office:value-type="string">
            <text:p>light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table:number-columns-repeated="8"/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glow, hu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icy girth</text:p>
          </table:table-cell>
          <table:table-cell office:value-type="string">
            <text:p>waist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bles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opal earring</text:p>
          </table:table-cell>
          <table:table-cell office:value-type="string">
            <text:p>ear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-3">
            <text:p>-3</text:p>
          </table:table-cell>
          <table:table-cell table:number-columns-repeated="11"/>
          <table:table-cell office:value-type="string">
            <text:p>y</text:p>
          </table:table-cell>
          <table:table-cell office:value-type="string">
            <text:p>+25 gain_mana, +25 gain_h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opal bracelet</text:p>
          </table:table-cell>
          <table:table-cell office:value-type="string">
            <text:p>wrist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14"/>
          <table:table-cell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ail of the dragon</text:p>
          </table:table-cell>
          <table:table-cell office:value-type="string">
            <text:p>legs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office:value-type="float" office:value="-7">
            <text:p>-7</text:p>
          </table:table-cell>
          <table:table-cell table:number-columns-repeated="12"/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glow, bless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british's sceptre</text:p>
          </table:table-cell>
          <table:table-cell office:value-type="string">
            <text:p>hold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7"/>
          <table:table-cell office:value-type="float" office:value="50">
            <text:p>50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3"/>
          <table:table-cell office:value-type="string">
            <text:p>glow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spiked wristguard</text:p>
          </table:table-cell>
          <table:table-cell office:value-type="string">
            <text:p>wrist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table:number-columns-repeated="13"/>
          <table:table-cell table:number-columns-repeated="2" office:value-type="float" office:value="50">
            <text:p>50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white chess banner</text:p>
          </table:table-cell>
          <table:table-cell office:value-type="string">
            <text:p>light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60">
            <text:p>6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glow, no_sell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ring of the 36 chambers</text:p>
          </table:table-cell>
          <table:table-cell office:value-type="string">
            <text:p>finger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glow, hum, nodrop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golden fleece</text:p>
          </table:table-cell>
          <table:table-cell office:value-type="string">
            <text:p>about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office:value-type="float" office:value="-50">
            <text:p>-50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pair of llama legs</text:p>
          </table:table-cell>
          <table:table-cell office:value-type="string">
            <text:p>legs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13"/>
          <table:table-cell table:number-columns-repeated="2"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some leather gloves</text:p>
          </table:table-cell>
          <table:table-cell office:value-type="string">
            <text:p>hands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studded leather bracer</text:p>
          </table:table-cell>
          <table:table-cell office:value-type="string">
            <text:p>wrist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table:number-columns-repeated="13"/>
          <table:table-cell office:value-type="float" office:value="50">
            <text:p>5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crown of shells</text:p>
          </table:table-cell>
          <table:table-cell office:value-type="string">
            <text:p>head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string">
            <text:p>medium</text:p>
          </table:table-cell>
          <table:table-cell office:value-type="string">
            <text:p>animal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7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ome desert boots</text:p>
          </table:table-cell>
          <table:table-cell office:value-type="string">
            <text:p>feet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office:value-type="float" office:value="-9">
            <text:p>-9</text:p>
          </table:table-cell>
          <table:table-cell table:number-columns-repeated="7"/>
          <table:table-cell office:value-type="float" office:value="-3">
            <text:p>-3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bless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golden halo</text:p>
          </table:table-cell>
          <table:table-cell office:value-type="string">
            <text:p>head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/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float" office:value="60">
            <text:p>6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glow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small bikini</text:p>
          </table:table-cell>
          <table:table-cell office:value-type="string">
            <text:p>waist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office:value-type="float" office:value="-20">
            <text:p>-20</text:p>
          </table:table-cell>
          <table:table-cell table:number-columns-repeated="15"/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luminous shield named 'Harmward'</text:p>
          </table:table-cell>
          <table:table-cell office:value-type="string">
            <text:p>shield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office:value-type="float" office:value="-30">
            <text:p>-3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float" office:value="-5">
            <text:p>-5</text:p>
          </table:table-cell>
          <table:table-cell table:number-columns-repeated="7"/>
          <table:table-cell office:value-type="float" office:value="12">
            <text:p>12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glow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sharkskin sleeves</text:p>
          </table:table-cell>
          <table:table-cell office:value-type="string">
            <text:p>arms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office:value-type="float" office:value="-10">
            <text:p>-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-4">
            <text:p>-4</text:p>
          </table:table-cell>
          <table:table-cell table:number-columns-repeated="4"/>
          <table:table-cell office:value-type="float" office:value="120">
            <text:p>12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glow, bles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wolf's head</text:p>
          </table:table-cell>
          <table:table-cell office:value-type="string">
            <text:p>head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13"/>
          <table:table-cell office:value-type="float" office:value="250">
            <text:p>250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purple toupee</text:p>
          </table:table-cell>
          <table:table-cell office:value-type="string">
            <text:p>head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6"/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</table:table>
      <table:table table:name="weapons" table:style-name="ta1">
        <office:forms form:automatic-focus="false" form:apply-design-mode="false"/>
        <table:table-column table:style-name="co26" table:default-cell-style-name="Default"/>
        <table:table-column table:style-name="co25" table:number-columns-repeated="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Proficienc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HR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lags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</table:table-row>
        <table:table-row table:style-name="ro1">
          <table:table-cell office:value-type="string">
            <text:p>sub issue sword</text:p>
          </table:table-cell>
          <table:table-cell office:value-type="float" office:value="0">
            <text:p>0</text:p>
          </table:table-cell>
          <table:table-cell office:value-type="string">
            <text:p>Short Sword</text:p>
          </table:table-cell>
          <table:table-cell office:value-type="string">
            <text:p>Slash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o_magic</text:p>
          </table:table-cell>
          <table:table-cell table:number-columns-repeated="2"/>
        </table:table-row>
        <table:table-row table:style-name="ro1">
          <table:table-cell office:value-type="string">
            <text:p>sub issue mace</text:p>
          </table:table-cell>
          <table:table-cell office:value-type="float" office:value="0">
            <text:p>0</text:p>
          </table:table-cell>
          <table:table-cell office:value-type="string">
            <text:p>Short Club</text:p>
          </table:table-cell>
          <table:table-cell office:value-type="string">
            <text:p>Pound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agic</text:p>
          </table:table-cell>
          <table:table-cell table:number-columns-repeated="2"/>
        </table:table-row>
        <table:table-row table:style-name="ro1">
          <table:table-cell office:value-type="string">
            <text:p>small axe</text:p>
          </table:table-cell>
          <table:table-cell office:value-type="float" office:value="1">
            <text:p>1</text:p>
          </table:table-cell>
          <table:table-cell office:value-type="string">
            <text:p>Small Axe</text:p>
          </table:table-cell>
          <table:table-cell office:value-type="string">
            <text:p>Slash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o_magic</text:p>
          </table:table-cell>
          <table:table-cell table:number-columns-repeated="2"/>
        </table:table-row>
        <table:table-row table:style-name="ro1">
          <table:table-cell office:value-type="string">
            <text:p>toy boomerang</text:p>
          </table:table-cell>
          <table:table-cell office:value-type="float" office:value="1">
            <text:p>1</text:p>
          </table:table-cell>
          <table:table-cell office:value-type="string">
            <text:p>Boomerang</text:p>
          </table:table-cell>
          <table:table-cell office:value-type="string">
            <text:p>Pound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flaming claw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Claw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black pen</text:p>
          </table:table-cell>
          <table:table-cell office:value-type="float" office:value="3">
            <text:p>3</text:p>
          </table:table-cell>
          <table:table-cell office:value-type="string">
            <text:p>Normal</text:p>
          </table:table-cell>
          <table:table-cell office:value-type="string">
            <text:p>Pierc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+1 wis</text:p>
          </table:table-cell>
          <table:table-cell table:number-columns-repeated="2"/>
        </table:table-row>
        <table:table-row table:style-name="ro1">
          <table:table-cell office:value-type="string">
            <text:p>swingblade</text:p>
          </table:table-cell>
          <table:table-cell office:value-type="float" office:value="4">
            <text:p>4</text:p>
          </table:table-cell>
          <table:table-cell office:value-type="string">
            <text:p>Dagger</text:p>
          </table:table-cell>
          <table:table-cell office:value-type="string">
            <text:p>Slas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mall humming dagger</text:p>
          </table:table-cell>
          <table:table-cell office:value-type="float" office:value="5">
            <text:p>5</text:p>
          </table:table-cell>
          <table:table-cell office:value-type="string">
            <text:p>Small Dagger</text:p>
          </table:table-cell>
          <table:table-cell office:value-type="string">
            <text:p>Pier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1">
          <table:table-cell office:value-type="string">
            <text:p>patrol club</text:p>
          </table:table-cell>
          <table:table-cell office:value-type="float" office:value="7">
            <text:p>7</text:p>
          </table:table-cell>
          <table:table-cell office:value-type="string">
            <text:p>Short Club</text:p>
          </table:table-cell>
          <table:table-cell office:value-type="string">
            <text:p>Pou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+10 MV</text:p>
          </table:table-cell>
          <table:table-cell table:number-columns-repeated="2"/>
        </table:table-row>
        <table:table-row table:style-name="ro1">
          <table:table-cell office:value-type="string">
            <text:p>common's longsword</text:p>
          </table:table-cell>
          <table:table-cell office:value-type="float" office:value="8">
            <text:p>8</text:p>
          </table:table-cell>
          <table:table-cell office:value-type="string">
            <text:p>Long Sword</text:p>
          </table:table-cell>
          <table:table-cell office:value-type="string">
            <text:p>Slash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long shiny blade</text:p>
          </table:table-cell>
          <table:table-cell office:value-type="float" office:value="8">
            <text:p>8</text:p>
          </table:table-cell>
          <table:table-cell office:value-type="string">
            <text:p>Blade</text:p>
          </table:table-cell>
          <table:table-cell office:value-type="string">
            <text:p>Slic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tone club</text:p>
          </table:table-cell>
          <table:table-cell office:value-type="float" office:value="10">
            <text:p>10</text:p>
          </table:table-cell>
          <table:table-cell office:value-type="string">
            <text:p>Club</text:p>
          </table:table-cell>
          <table:table-cell office:value-type="string">
            <text:p>Pound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long curved sabre</text:p>
          </table:table-cell>
          <table:table-cell office:value-type="float" office:value="12">
            <text:p>12</text:p>
          </table:table-cell>
          <table:table-cell office:value-type="string">
            <text:p>Saber</text:p>
          </table:table-cell>
          <table:table-cell office:value-type="string">
            <text:p>Slas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+1 CHA, anti_neutral</text:p>
          </table:table-cell>
          <table:table-cell office:value-type="string">
            <text:p>eastern desert</text:p>
          </table:table-cell>
          <table:table-cell/>
        </table:table-row>
        <table:table-row table:style-name="ro1">
          <table:table-cell office:value-type="string">
            <text:p>long sword</text:p>
          </table:table-cell>
          <table:table-cell office:value-type="float" office:value="13">
            <text:p>13</text:p>
          </table:table-cell>
          <table:table-cell office:value-type="string">
            <text:p>Sword</text:p>
          </table:table-cell>
          <table:table-cell office:value-type="string">
            <text:p>Slash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snake headed whip</text:p>
          </table:table-cell>
          <table:table-cell office:value-type="float" office:value="14">
            <text:p>14</text:p>
          </table:table-cell>
          <table:table-cell office:value-type="string">
            <text:p>Long Whip</text:p>
          </table:table-cell>
          <table:table-cell office:value-type="string">
            <text:p>Whip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glow, magic</text:p>
          </table:table-cell>
          <table:table-cell table:number-columns-repeated="2"/>
        </table:table-row>
        <table:table-row table:style-name="ro1">
          <table:table-cell office:value-type="string">
            <text:p>butterfly knife</text:p>
          </table:table-cell>
          <table:table-cell office:value-type="float" office:value="14">
            <text:p>14</text:p>
          </table:table-cell>
          <table:table-cell office:value-type="string">
            <text:p>Normal</text:p>
          </table:table-cell>
          <table:table-cell office:value-type="string">
            <text:p>Slic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+2 DEX, magic</text:p>
          </table:table-cell>
          <table:table-cell table:number-columns-repeated="2"/>
        </table:table-row>
        <table:table-row table:style-name="ro1">
          <table:table-cell office:value-type="string">
            <text:p>mithral axe</text:p>
          </table:table-cell>
          <table:table-cell office:value-type="float" office:value="14">
            <text:p>14</text:p>
          </table:table-cell>
          <table:table-cell office:value-type="string">
            <text:p>Small Axe</text:p>
          </table:table-cell>
          <table:table-cell office:value-type="string">
            <text:p>Hi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+1 STR, hum, magic</text:p>
          </table:table-cell>
          <table:table-cell table:number-columns-repeated="2"/>
        </table:table-row>
        <table:table-row table:style-name="ro1">
          <table:table-cell office:value-type="string">
            <text:p>elven <text:s/>bow</text:p>
          </table:table-cell>
          <table:table-cell office:value-type="float" office:value="15">
            <text:p>15</text:p>
          </table:table-cell>
          <table:table-cell office:value-type="string">
            <text:p>Short Bow</text:p>
          </table:table-cell>
          <table:table-cell office:value-type="string">
            <text:p>Whi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+2 luck, hum, magic, anti-evil</text:p>
          </table:table-cell>
          <table:table-cell table:number-columns-repeated="2"/>
        </table:table-row>
        <table:table-row table:style-name="ro1">
          <table:table-cell office:value-type="string">
            <text:p>broadsword named 'Vision'</text:p>
          </table:table-cell>
          <table:table-cell office:value-type="float" office:value="16">
            <text:p>16</text:p>
          </table:table-cell>
          <table:table-cell office:value-type="string">
            <text:p>Sword</text:p>
          </table:table-cell>
          <table:table-cell office:value-type="string">
            <text:p>Slice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glow, hum</text:p>
          </table:table-cell>
          <table:table-cell table:number-columns-repeated="2"/>
        </table:table-row>
        <table:table-row table:style-name="ro1">
          <table:table-cell office:value-type="string">
            <text:p>long curved sabre</text:p>
          </table:table-cell>
          <table:table-cell office:value-type="float" office:value="18">
            <text:p>18</text:p>
          </table:table-cell>
          <table:table-cell office:value-type="string">
            <text:p>Mace</text:p>
          </table:table-cell>
          <table:table-cell office:value-type="string">
            <text:p>Pound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less, no_sell, +1 HP</text:p>
          </table:table-cell>
          <table:table-cell table:number-columns-repeated="2"/>
        </table:table-row>
        <table:table-row table:style-name="ro1">
          <table:table-cell office:value-type="string">
            <text:p>albino dragon claw</text:p>
          </table:table-cell>
          <table:table-cell office:value-type="float" office:value="23">
            <text:p>23</text:p>
          </table:table-cell>
          <table:table-cell office:value-type="string">
            <text:p>Claw</text:p>
          </table:table-cell>
          <table:table-cell office:value-type="string">
            <text:p>Blas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-2 savbr, evil, magic</text:p>
          </table:table-cell>
          <table:table-cell office:value-type="string">
            <text:p>Castle Reinhold</text:p>
          </table:table-cell>
          <table:table-cell office:value-type="string">
            <text:p>Albino Dragon</text:p>
          </table:table-cell>
        </table:table-row>
        <table:table-row table:style-name="ro1">
          <table:table-cell office:value-type="string">
            <text:p>dupre's rapier</text:p>
          </table:table-cell>
          <table:table-cell office:value-type="float" office:value="31">
            <text:p>31</text:p>
          </table:table-cell>
          <table:table-cell office:value-type="string">
            <text:p>Rapier</text:p>
          </table:table-cell>
          <table:table-cell office:value-type="string">
            <text:p>Pierc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glow, anti_evil, +1 str, dex</text:p>
          </table:table-cell>
          <table:table-cell table:number-columns-repeated="2"/>
        </table:table-row>
        <table:table-row table:style-name="ro1">
          <table:table-cell office:value-type="string">
            <text:p>elven poniard</text:p>
          </table:table-cell>
          <table:table-cell office:value-type="float" office:value="31">
            <text:p>31</text:p>
          </table:table-cell>
          <table:table-cell office:value-type="string">
            <text:p>Long Dagger</text:p>
          </table:table-cell>
          <table:table-cell office:value-type="string">
            <text:p>Pierc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ark, invis</text:p>
          </table:table-cell>
          <table:table-cell table:number-columns-repeated="2"/>
        </table:table-row>
        <table:table-row table:style-name="ro1">
          <table:table-cell office:value-type="string">
            <text:p>huge hammer of cold iron</text:p>
          </table:table-cell>
          <table:table-cell office:value-type="float" office:value="39">
            <text:p>39</text:p>
          </table:table-cell>
          <table:table-cell office:value-type="string">
            <text:p>Hammer</text:p>
          </table:table-cell>
          <table:table-cell office:value-type="string">
            <text:p>Pou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+2 luck, +30 HP</text:p>
          </table:table-cell>
          <table:table-cell table:number-columns-repeated="2"/>
        </table:table-row>
        <table:table-row table:style-name="ro1">
          <table:table-cell office:value-type="string">
            <text:p>wicked knife</text:p>
          </table:table-cell>
          <table:table-cell office:value-type="float" office:value="58">
            <text:p>58</text:p>
          </table:table-cell>
          <table:table-cell office:value-type="string">
            <text:p>Long Knife</text:p>
          </table:table-cell>
          <table:table-cell office:value-type="string">
            <text:p>Slice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anti_good, anti_evil</text:p>
          </table:table-cell>
          <table:table-cell table:number-columns-repeated="2"/>
        </table:table-row>
        <table:table-row table:style-name="ro1">
          <table:table-cell office:value-type="string">
            <text:p>curved assassin's dagger</text:p>
          </table:table-cell>
          <table:table-cell office:value-type="float" office:value="63">
            <text:p>63</text:p>
          </table:table-cell>
          <table:table-cell office:value-type="string">
            <text:p>Long Dagger</text:p>
          </table:table-cell>
          <table:table-cell office:value-type="string">
            <text:p>Pierc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evil, invis, anti_good, no_sell</text:p>
          </table:table-cell>
          <table:table-cell table:number-columns-repeated="2"/>
        </table:table-row>
        <table:table-row table:style-name="ro1">
          <table:table-cell office:value-type="string">
            <text:p>chess bishop pen</text:p>
          </table:table-cell>
          <table:table-cell office:value-type="float" office:value="64">
            <text:p>64</text:p>
          </table:table-cell>
          <table:table-cell office:value-type="string">
            <text:p>Long Knife</text:p>
          </table:table-cell>
          <table:table-cell office:value-type="string">
            <text:p>Pierc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agic</text:p>
          </table:table-cell>
          <table:table-cell table:number-columns-repeated="2"/>
        </table:table-row>
        <table:table-row table:style-name="ro1">
          <table:table-cell office:value-type="string">
            <text:p>venomous dagger</text:p>
          </table:table-cell>
          <table:table-cell office:value-type="float" office:value="69">
            <text:p>69</text:p>
          </table:table-cell>
          <table:table-cell office:value-type="string">
            <text:p>Dagger</text:p>
          </table:table-cell>
          <table:table-cell office:value-type="string">
            <text:p>Pierc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ti_good</text:p>
          </table:table-cell>
          <table:table-cell table:number-columns-repeated="2"/>
        </table:table-row>
        <table:table-row table:style-name="ro1">
          <table:table-cell office:value-type="string">
            <text:p>pair of silver sabers</text:p>
          </table:table-cell>
          <table:table-cell office:value-type="float" office:value="74">
            <text:p>74</text:p>
          </table:table-cell>
          <table:table-cell office:value-type="string">
            <text:p>Saber</text:p>
          </table:table-cell>
          <table:table-cell office:value-type="string">
            <text:p>Slash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magic</text:p>
          </table:table-cell>
          <table:table-cell office:value-type="string">
            <text:p>Wraithstone Castle</text:p>
          </table:table-cell>
          <table:table-cell/>
        </table:table-row>
        <table:table-row table:style-name="ro1">
          <table:table-cell office:value-type="string">
            <text:p>magnificent silver tulwar</text:p>
          </table:table-cell>
          <table:table-cell office:value-type="float" office:value="75">
            <text:p>75</text:p>
          </table:table-cell>
          <table:table-cell office:value-type="string">
            <text:p>Saber</text:p>
          </table:table-cell>
          <table:table-cell office:value-type="string">
            <text:p>Hit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agic</text:p>
          </table:table-cell>
          <table:table-cell office:value-type="string">
            <text:p>Wraithstone Castle</text:p>
          </table:table-cell>
          <table:table-cell/>
        </table:table-row>
        <table:table-row table:style-name="ro1">
          <table:table-cell office:value-type="string">
            <text:p>fine silver sword</text:p>
          </table:table-cell>
          <table:table-cell office:value-type="float" office:value="77">
            <text:p>77</text:p>
          </table:table-cell>
          <table:table-cell office:value-type="string">
            <text:p>Short Sword</text:p>
          </table:table-cell>
          <table:table-cell office:value-type="string">
            <text:p>Pierc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agic</text:p>
          </table:table-cell>
          <table:table-cell table:number-columns-repeated="2"/>
        </table:table-row>
        <table:table-row table:style-name="ro1">
          <table:table-cell office:value-type="string">
            <text:p>moonblade</text:p>
          </table:table-cell>
          <table:table-cell office:value-type="float" office:value="77">
            <text:p>77</text:p>
          </table:table-cell>
          <table:table-cell office:value-type="string">
            <text:p>Normal</text:p>
          </table:table-cell>
          <table:table-cell office:value-type="string">
            <text:p>Crush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+100 HP, magic, nodrop, anti_evil</text:p>
          </table:table-cell>
          <table:table-cell table:number-columns-repeated="2"/>
        </table:table-row>
        <table:table-row table:style-name="ro1">
          <table:table-cell office:value-type="string">
            <text:p>ginsu steak knife</text:p>
          </table:table-cell>
          <table:table-cell office:value-type="float" office:value="81">
            <text:p>81</text:p>
          </table:table-cell>
          <table:table-cell office:value-type="string">
            <text:p>Long Knife</text:p>
          </table:table-cell>
          <table:table-cell office:value-type="string">
            <text:p>Pierce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+50 HP, -200 MANA, glow, dark, magic, noremove</text:p>
          </table:table-cell>
          <table:table-cell office:value-type="string">
            <text:p>Candyland</text:p>
          </table:table-cell>
          <table:table-cell/>
        </table:table-row>
        <table:table-row table:style-name="ro1">
          <table:table-cell office:value-type="string">
            <text:p>dagger</text:p>
          </table:table-cell>
          <table:table-cell office:value-type="float" office:value="88">
            <text:p>88</text:p>
          </table:table-cell>
          <table:table-cell office:value-type="string">
            <text:p>Dagger</text:p>
          </table:table-cell>
          <table:table-cell office:value-type="string">
            <text:p>Pierce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nti_good</text:p>
          </table:table-cell>
          <table:table-cell table:number-columns-repeated="2"/>
        </table:table-row>
        <table:table-row table:style-name="ro1">
          <table:table-cell office:value-type="string">
            <text:p>metal hammer</text:p>
          </table:table-cell>
          <table:table-cell office:value-type="float" office:value="90">
            <text:p>90</text:p>
          </table:table-cell>
          <table:table-cell office:value-type="string">
            <text:p>Hammer</text:p>
          </table:table-cell>
          <table:table-cell office:value-type="string">
            <text:p>Pou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nti_good</text:p>
          </table:table-cell>
          <table:table-cell table:number-columns-repeated="2"/>
        </table:table-row>
        <table:table-row table:style-name="ro1">
          <table:table-cell office:value-type="string">
            <text:p>goblin sword</text:p>
          </table:table-cell>
          <table:table-cell office:value-type="float" office:value="146">
            <text:p>146</text:p>
          </table:table-cell>
          <table:table-cell office:value-type="string">
            <text:p>Short Sword</text:p>
          </table:table-cell>
          <table:table-cell office:value-type="string">
            <text:p>Slash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evil, anti_good</text:p>
          </table:table-cell>
          <table:table-cell office:value-type="string">
            <text:p>Goblin Fortress</text:p>
          </table:table-cell>
          <table:table-cell office:value-type="string">
            <text:p>Guards</text:p>
          </table:table-cell>
        </table:table-row>
        <table:table-row table:style-name="ro1">
          <table:table-cell office:value-type="string">
            <text:p>etched dagger</text:p>
          </table:table-cell>
          <table:table-cell office:value-type="float" office:value="149">
            <text:p>149</text:p>
          </table:table-cell>
          <table:table-cell office:value-type="string">
            <text:p>Long Dagger</text:p>
          </table:table-cell>
          <table:table-cell office:value-type="string">
            <text:p>Pierce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+200 HP, -700 mana, glow, magic, good, no_sell</text:p>
          </table:table-cell>
          <table:table-cell table:number-columns-repeated="2"/>
        </table:table-row>
        <table:table-row table:style-name="ro1">
          <table:table-cell office:value-type="string">
            <text:p>ispy's dagger</text:p>
          </table:table-cell>
          <table:table-cell office:value-type="float" office:value="187">
            <text:p>187</text:p>
          </table:table-cell>
          <table:table-cell office:value-type="string">
            <text:p>Long Dagger</text:p>
          </table:table-cell>
          <table:table-cell office:value-type="string">
            <text:p>Pierce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shovel</text:p>
          </table:table-cell>
          <table:table-cell office:value-type="float" office:value="6">
            <text:p>6</text:p>
          </table:table-cell>
          <table:table-cell office:value-type="string">
            <text:p>Normal</text:p>
          </table:table-cell>
          <table:table-cell office:value-type="string">
            <text:p>Poun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+1 luck, anti_good, tunnel</text:p>
          </table:table-cell>
          <table:table-cell table:number-columns-repeated="2"/>
        </table:table-row>
      </table:table>
      <table:table table:name="Sheet3" table:style-name="ta1">
        <table:table-column table:style-name="co25" table:default-cell-style-name="Default"/>
        <table:table-column table:style-name="co3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Level</text:p>
          </table:table-cell>
        </table:table-row>
        <table:table-row table:style-name="ro1">
          <table:table-cell office:value-type="string">
            <text:p>light</text:p>
          </table:table-cell>
          <table:table-cell table:formula="of:=[equipment.A25]" office:value-type="string" office:string-value="Antharian Trousers">
            <text:p>Antharian Trousers</text:p>
          </table:table-cell>
          <table:table-cell table:formula="of:=[equipment.H25]" office:value-type="float" office:value="0">
            <text:p>0</text:p>
          </table:table-cell>
          <table:table-cell table:formula="of:=[equipment.I25]" office:value-type="float" office:value="0">
            <text:p>0</text:p>
          </table:table-cell>
          <table:table-cell table:formula="of:=[equipment.J25]" office:value-type="float" office:value="1">
            <text:p>1</text:p>
          </table:table-cell>
          <table:table-cell table:formula="of:=[equipment.K25]" office:value-type="float" office:value="0">
            <text:p>0</text:p>
          </table:table-cell>
          <table:table-cell table:formula="of:=[equipment.L25]" office:value-type="float" office:value="0">
            <text:p>0</text:p>
          </table:table-cell>
          <table:table-cell table:formula="of:=[equipment.M25]" office:value-type="float" office:value="0">
            <text:p>0</text:p>
          </table:table-cell>
          <table:table-cell table:formula="of:=[equipment.N2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nger</text:p>
          </table:table-cell>
          <table:table-cell table:formula="of:=[equipment.A14]" office:value-type="string" office:string-value="pair of muddy boots">
            <text:p>pair of muddy boots</text:p>
          </table:table-cell>
          <table:table-cell table:formula="of:=[equipment.H14]" office:value-type="float" office:value="0">
            <text:p>0</text:p>
          </table:table-cell>
          <table:table-cell table:formula="of:=[equipment.I14]" office:value-type="float" office:value="0">
            <text:p>0</text:p>
          </table:table-cell>
          <table:table-cell table:formula="of:=[equipment.J14]" office:value-type="float" office:value="0">
            <text:p>0</text:p>
          </table:table-cell>
          <table:table-cell table:formula="of:=[equipment.K14]" office:value-type="float" office:value="1">
            <text:p>1</text:p>
          </table:table-cell>
          <table:table-cell table:formula="of:=[equipment.L14]" office:value-type="float" office:value="0">
            <text:p>0</text:p>
          </table:table-cell>
          <table:table-cell table:formula="of:=[equipment.M14]" office:value-type="float" office:value="0">
            <text:p>0</text:p>
          </table:table-cell>
          <table:table-cell table:formula="of:=[equipment.N1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nger</text:p>
          </table:table-cell>
          <table:table-cell table:formula="of:=[equipment.A14]" office:value-type="string" office:string-value="pair of muddy boots">
            <text:p>pair of muddy boots</text:p>
          </table:table-cell>
          <table:table-cell table:formula="of:=[equipment.H14]" office:value-type="float" office:value="0">
            <text:p>0</text:p>
          </table:table-cell>
          <table:table-cell table:formula="of:=[equipment.I14]" office:value-type="float" office:value="0">
            <text:p>0</text:p>
          </table:table-cell>
          <table:table-cell table:formula="of:=[equipment.J14]" office:value-type="float" office:value="0">
            <text:p>0</text:p>
          </table:table-cell>
          <table:table-cell table:formula="of:=[equipment.K14]" office:value-type="float" office:value="1">
            <text:p>1</text:p>
          </table:table-cell>
          <table:table-cell table:formula="of:=[equipment.L14]" office:value-type="float" office:value="0">
            <text:p>0</text:p>
          </table:table-cell>
          <table:table-cell table:formula="of:=[equipment.M14]" office:value-type="float" office:value="0">
            <text:p>0</text:p>
          </table:table-cell>
          <table:table-cell table:formula="of:=[equipment.N1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ck</text:p>
          </table:table-cell>
          <table:table-cell table:formula="of:=[equipment.A19]" office:value-type="string" office:string-value="dwarven gloves">
            <text:p>dwarven gloves</text:p>
          </table:table-cell>
          <table:table-cell table:formula="of:=[equipment.H19]" office:value-type="float" office:value="1">
            <text:p>1</text:p>
          </table:table-cell>
          <table:table-cell table:formula="of:=[equipment.I19]" office:value-type="float" office:value="0">
            <text:p>0</text:p>
          </table:table-cell>
          <table:table-cell table:formula="of:=[equipment.J19]" office:value-type="float" office:value="1">
            <text:p>1</text:p>
          </table:table-cell>
          <table:table-cell table:formula="of:=[equipment.K19]" office:value-type="float" office:value="1">
            <text:p>1</text:p>
          </table:table-cell>
          <table:table-cell table:formula="of:=[equipment.L19]" office:value-type="float" office:value="0">
            <text:p>0</text:p>
          </table:table-cell>
          <table:table-cell table:formula="of:=[equipment.M19]" office:value-type="float" office:value="0">
            <text:p>0</text:p>
          </table:table-cell>
          <table:table-cell table:formula="of:=[equipment.N1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ck</text:p>
          </table:table-cell>
          <table:table-cell table:formula="of:=[equipment.A19]" office:value-type="string" office:string-value="dwarven gloves">
            <text:p>dwarven gloves</text:p>
          </table:table-cell>
          <table:table-cell table:formula="of:=[equipment.H19]" office:value-type="float" office:value="1">
            <text:p>1</text:p>
          </table:table-cell>
          <table:table-cell table:formula="of:=[equipment.I19]" office:value-type="float" office:value="0">
            <text:p>0</text:p>
          </table:table-cell>
          <table:table-cell table:formula="of:=[equipment.J19]" office:value-type="float" office:value="1">
            <text:p>1</text:p>
          </table:table-cell>
          <table:table-cell table:formula="of:=[equipment.K19]" office:value-type="float" office:value="1">
            <text:p>1</text:p>
          </table:table-cell>
          <table:table-cell table:formula="of:=[equipment.L19]" office:value-type="float" office:value="0">
            <text:p>0</text:p>
          </table:table-cell>
          <table:table-cell table:formula="of:=[equipment.M19]" office:value-type="float" office:value="0">
            <text:p>0</text:p>
          </table:table-cell>
          <table:table-cell table:formula="of:=[equipment.N1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dy</text:p>
          </table:table-cell>
          <table:table-cell table:formula="of:=[equipment.A20]" office:value-type="string" office:string-value="virus shield">
            <text:p>virus shield</text:p>
          </table:table-cell>
          <table:table-cell table:formula="of:=[equipment.H20]" office:value-type="float" office:value="0">
            <text:p>0</text:p>
          </table:table-cell>
          <table:table-cell table:formula="of:=[equipment.I20]" office:value-type="float" office:value="0">
            <text:p>0</text:p>
          </table:table-cell>
          <table:table-cell table:formula="of:=[equipment.J20]" office:value-type="float" office:value="0">
            <text:p>0</text:p>
          </table:table-cell>
          <table:table-cell table:formula="of:=[equipment.K20]" office:value-type="float" office:value="0">
            <text:p>0</text:p>
          </table:table-cell>
          <table:table-cell table:formula="of:=[equipment.L20]" office:value-type="float" office:value="1">
            <text:p>1</text:p>
          </table:table-cell>
          <table:table-cell table:formula="of:=[equipment.M20]" office:value-type="float" office:value="0">
            <text:p>0</text:p>
          </table:table-cell>
          <table:table-cell table:formula="of:=[equipment.N2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ad</text:p>
          </table:table-cell>
          <table:table-cell table:formula="of:=[equipment.A23]" office:value-type="string" office:string-value="grey cape">
            <text:p>grey cape</text:p>
          </table:table-cell>
          <table:table-cell table:formula="of:=[equipment.H23]" office:value-type="float" office:value="0">
            <text:p>0</text:p>
          </table:table-cell>
          <table:table-cell table:formula="of:=[equipment.I23]" office:value-type="float" office:value="0">
            <text:p>0</text:p>
          </table:table-cell>
          <table:table-cell table:formula="of:=[equipment.J23]" office:value-type="float" office:value="1">
            <text:p>1</text:p>
          </table:table-cell>
          <table:table-cell table:formula="of:=[equipment.K23]" office:value-type="float" office:value="0">
            <text:p>0</text:p>
          </table:table-cell>
          <table:table-cell table:formula="of:=[equipment.L23]" office:value-type="float" office:value="0">
            <text:p>0</text:p>
          </table:table-cell>
          <table:table-cell table:formula="of:=[equipment.M23]" office:value-type="float" office:value="0">
            <text:p>0</text:p>
          </table:table-cell>
          <table:table-cell table:formula="of:=[equipment.N2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egs</text:p>
          </table:table-cell>
          <table:table-cell table:formula="of:=[equipment.A4]" office:value-type="string" office:string-value="big book of shakespeare">
            <text:p>big book of shakespeare</text:p>
          </table:table-cell>
          <table:table-cell table:formula="of:=[equipment.H4]" office:value-type="float" office:value="0">
            <text:p>0</text:p>
          </table:table-cell>
          <table:table-cell table:formula="of:=[equipment.I4]" office:value-type="float" office:value="1">
            <text:p>1</text:p>
          </table:table-cell>
          <table:table-cell table:formula="of:=[equipment.J4]" office:value-type="float" office:value="1">
            <text:p>1</text:p>
          </table:table-cell>
          <table:table-cell table:formula="of:=[equipment.K4]" office:value-type="float" office:value="0">
            <text:p>0</text:p>
          </table:table-cell>
          <table:table-cell table:formula="of:=[equipment.L4]" office:value-type="float" office:value="0">
            <text:p>0</text:p>
          </table:table-cell>
          <table:table-cell table:formula="of:=[equipment.M4]" office:value-type="float" office:value="0">
            <text:p>0</text:p>
          </table:table-cell>
          <table:table-cell table:formula="of:=[equipment.N4]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eet</text:p>
          </table:table-cell>
          <table:table-cell table:formula="of:=[equipment.A35]" office:value-type="string" office:string-value="good luck charm">
            <text:p>good luck charm</text:p>
          </table:table-cell>
          <table:table-cell table:formula="of:=[equipment.H35]" office:value-type="float" office:value="0">
            <text:p>0</text:p>
          </table:table-cell>
          <table:table-cell table:formula="of:=[equipment.I35]" office:value-type="float" office:value="0">
            <text:p>0</text:p>
          </table:table-cell>
          <table:table-cell table:formula="of:=[equipment.J35]" office:value-type="float" office:value="0">
            <text:p>0</text:p>
          </table:table-cell>
          <table:table-cell table:formula="of:=[equipment.K35]" office:value-type="float" office:value="0">
            <text:p>0</text:p>
          </table:table-cell>
          <table:table-cell table:formula="of:=[equipment.L35]" office:value-type="float" office:value="1">
            <text:p>1</text:p>
          </table:table-cell>
          <table:table-cell table:formula="of:=[equipment.M35]" office:value-type="float" office:value="0">
            <text:p>0</text:p>
          </table:table-cell>
          <table:table-cell table:formula="of:=[equipment.N35]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ands</text:p>
          </table:table-cell>
          <table:table-cell table:formula="of:=[equipment.A12]" office:value-type="string" office:string-value="linen robe">
            <text:p>linen robe</text:p>
          </table:table-cell>
          <table:table-cell table:formula="of:=[equipment.H12]" office:value-type="float" office:value="0">
            <text:p>0</text:p>
          </table:table-cell>
          <table:table-cell table:formula="of:=[equipment.I12]" office:value-type="float" office:value="0">
            <text:p>0</text:p>
          </table:table-cell>
          <table:table-cell table:formula="of:=[equipment.J12]" office:value-type="float" office:value="1">
            <text:p>1</text:p>
          </table:table-cell>
          <table:table-cell table:formula="of:=[equipment.K12]" office:value-type="float" office:value="0">
            <text:p>0</text:p>
          </table:table-cell>
          <table:table-cell table:formula="of:=[equipment.L12]" office:value-type="float" office:value="0">
            <text:p>0</text:p>
          </table:table-cell>
          <table:table-cell table:formula="of:=[equipment.M12]" office:value-type="float" office:value="0">
            <text:p>0</text:p>
          </table:table-cell>
          <table:table-cell table:formula="of:=[equipment.N12]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rms</text:p>
          </table:table-cell>
          <table:table-cell table:formula="of:=[equipment.A32]" office:value-type="string" office:string-value="translucent robe">
            <text:p>translucent robe</text:p>
          </table:table-cell>
          <table:table-cell table:formula="of:=[equipment.H32]" office:value-type="float" office:value="0">
            <text:p>0</text:p>
          </table:table-cell>
          <table:table-cell table:formula="of:=[equipment.I32]" office:value-type="float" office:value="0">
            <text:p>0</text:p>
          </table:table-cell>
          <table:table-cell table:formula="of:=[equipment.J32]" office:value-type="float" office:value="0">
            <text:p>0</text:p>
          </table:table-cell>
          <table:table-cell table:formula="of:=[equipment.K32]" office:value-type="float" office:value="0">
            <text:p>0</text:p>
          </table:table-cell>
          <table:table-cell table:formula="of:=[equipment.L32]" office:value-type="float" office:value="1">
            <text:p>1</text:p>
          </table:table-cell>
          <table:table-cell table:formula="of:=[equipment.M32]" office:value-type="float" office:value="0">
            <text:p>0</text:p>
          </table:table-cell>
          <table:table-cell table:formula="of:=[equipment.N32]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hield</text:p>
          </table:table-cell>
          <table:table-cell table:formula="of:=[equipment.A38]" office:value-type="string" office:string-value="nightgown of the sullen moon">
            <text:p>nightgown of the sullen moon</text:p>
          </table:table-cell>
          <table:table-cell table:formula="of:=[equipment.H38]" office:value-type="float" office:value="0">
            <text:p>0</text:p>
          </table:table-cell>
          <table:table-cell table:formula="of:=[equipment.I38]" office:value-type="float" office:value="0">
            <text:p>0</text:p>
          </table:table-cell>
          <table:table-cell table:formula="of:=[equipment.J38]" office:value-type="float" office:value="0">
            <text:p>0</text:p>
          </table:table-cell>
          <table:table-cell table:formula="of:=[equipment.K38]" office:value-type="float" office:value="0">
            <text:p>0</text:p>
          </table:table-cell>
          <table:table-cell table:formula="of:=[equipment.L38]" office:value-type="float" office:value="1">
            <text:p>1</text:p>
          </table:table-cell>
          <table:table-cell table:formula="of:=[equipment.M38]" office:value-type="float" office:value="0">
            <text:p>0</text:p>
          </table:table-cell>
          <table:table-cell table:formula="of:=[equipment.N38]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bout</text:p>
          </table:table-cell>
          <table:table-cell table:formula="of:=[equipment.A18]" office:value-type="string" office:string-value="Amulet">
            <text:p>Amulet</text:p>
          </table:table-cell>
          <table:table-cell table:formula="of:=[equipment.H18]" office:value-type="float" office:value="0">
            <text:p>0</text:p>
          </table:table-cell>
          <table:table-cell table:formula="of:=[equipment.I18]" office:value-type="float" office:value="0">
            <text:p>0</text:p>
          </table:table-cell>
          <table:table-cell table:formula="of:=[equipment.J18]" office:value-type="float" office:value="0">
            <text:p>0</text:p>
          </table:table-cell>
          <table:table-cell table:formula="of:=[equipment.K18]" office:value-type="float" office:value="0">
            <text:p>0</text:p>
          </table:table-cell>
          <table:table-cell table:formula="of:=[equipment.L18]" office:value-type="float" office:value="2">
            <text:p>2</text:p>
          </table:table-cell>
          <table:table-cell table:formula="of:=[equipment.M18]" office:value-type="float" office:value="0">
            <text:p>0</text:p>
          </table:table-cell>
          <table:table-cell table:formula="of:=[equipment.N1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aist</text:p>
          </table:table-cell>
          <table:table-cell table:formula="of:=[equipment.A27]" office:value-type="string" office:string-value="deerskin moccasins">
            <text:p>deerskin moccasins</text:p>
          </table:table-cell>
          <table:table-cell table:formula="of:=[equipment.H27]" office:value-type="float" office:value="0">
            <text:p>0</text:p>
          </table:table-cell>
          <table:table-cell table:formula="of:=[equipment.I27]" office:value-type="float" office:value="0">
            <text:p>0</text:p>
          </table:table-cell>
          <table:table-cell table:formula="of:=[equipment.J27]" office:value-type="float" office:value="0">
            <text:p>0</text:p>
          </table:table-cell>
          <table:table-cell table:formula="of:=[equipment.K27]" office:value-type="float" office:value="2">
            <text:p>2</text:p>
          </table:table-cell>
          <table:table-cell table:formula="of:=[equipment.L27]" office:value-type="float" office:value="0">
            <text:p>0</text:p>
          </table:table-cell>
          <table:table-cell table:formula="of:=[equipment.M27]" office:value-type="float" office:value="0">
            <text:p>0</text:p>
          </table:table-cell>
          <table:table-cell table:formula="of:=[equipment.N2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rist</text:p>
          </table:table-cell>
          <table:table-cell table:formula="of:=[equipment.A7]" office:value-type="string" office:string-value="pink ice ring">
            <text:p>pink ice ring</text:p>
          </table:table-cell>
          <table:table-cell table:formula="of:=[equipment.H7]" office:value-type="float" office:value="1">
            <text:p>1</text:p>
          </table:table-cell>
          <table:table-cell table:formula="of:=[equipment.I7]" office:value-type="float" office:value="0">
            <text:p>0</text:p>
          </table:table-cell>
          <table:table-cell table:formula="of:=[equipment.J7]" office:value-type="float" office:value="0">
            <text:p>0</text:p>
          </table:table-cell>
          <table:table-cell table:formula="of:=[equipment.K7]" office:value-type="float" office:value="0">
            <text:p>0</text:p>
          </table:table-cell>
          <table:table-cell table:formula="of:=[equipment.L7]" office:value-type="float" office:value="0">
            <text:p>0</text:p>
          </table:table-cell>
          <table:table-cell table:formula="of:=[equipment.M7]" office:value-type="float" office:value="0">
            <text:p>0</text:p>
          </table:table-cell>
          <table:table-cell table:formula="of:=[equipment.N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rist</text:p>
          </table:table-cell>
          <table:table-cell table:formula="of:=[equipment.A7]" office:value-type="string" office:string-value="pink ice ring">
            <text:p>pink ice ring</text:p>
          </table:table-cell>
          <table:table-cell table:formula="of:=[equipment.H7]" office:value-type="float" office:value="1">
            <text:p>1</text:p>
          </table:table-cell>
          <table:table-cell table:formula="of:=[equipment.I7]" office:value-type="float" office:value="0">
            <text:p>0</text:p>
          </table:table-cell>
          <table:table-cell table:formula="of:=[equipment.J7]" office:value-type="float" office:value="0">
            <text:p>0</text:p>
          </table:table-cell>
          <table:table-cell table:formula="of:=[equipment.K7]" office:value-type="float" office:value="0">
            <text:p>0</text:p>
          </table:table-cell>
          <table:table-cell table:formula="of:=[equipment.L7]" office:value-type="float" office:value="0">
            <text:p>0</text:p>
          </table:table-cell>
          <table:table-cell table:formula="of:=[equipment.M7]" office:value-type="float" office:value="0">
            <text:p>0</text:p>
          </table:table-cell>
          <table:table-cell table:formula="of:=[equipment.N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ielded</text:p>
          </table:table-cell>
          <table:table-cell table:formula="of:=[weapons.A7]" office:value-type="string" office:string-value="black pen">
            <text:p>black p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eld</text:p>
          </table:table-cell>
          <table:table-cell table:formula="of:=[equipment.A5]" office:value-type="string" office:string-value="bright silver bracer">
            <text:p>bright silver bracer</text:p>
          </table:table-cell>
          <table:table-cell table:formula="of:=[equipment.H5]" office:value-type="float" office:value="1">
            <text:p>1</text:p>
          </table:table-cell>
          <table:table-cell table:formula="of:=[equipment.I5]" office:value-type="float" office:value="0">
            <text:p>0</text:p>
          </table:table-cell>
          <table:table-cell table:formula="of:=[equipment.J5]" office:value-type="float" office:value="0">
            <text:p>0</text:p>
          </table:table-cell>
          <table:table-cell table:formula="of:=[equipment.K5]" office:value-type="float" office:value="0">
            <text:p>0</text:p>
          </table:table-cell>
          <table:table-cell table:formula="of:=[equipment.L5]" office:value-type="float" office:value="0">
            <text:p>0</text:p>
          </table:table-cell>
          <table:table-cell table:formula="of:=[equipment.M5]" office:value-type="float" office:value="0">
            <text:p>0</text:p>
          </table:table-cell>
          <table:table-cell table:formula="of:=[equipment.N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</text:p>
          </table:table-cell>
          <table:table-cell table:formula="of:=[equipment.A33]" office:value-type="string" office:string-value="deep, clear emerald ring">
            <text:p>deep, clear emerald ring</text:p>
          </table:table-cell>
          <table:table-cell table:formula="of:=[equipment.H33]" office:value-type="float" office:value="0">
            <text:p>0</text:p>
          </table:table-cell>
          <table:table-cell table:formula="of:=[equipment.I33]" office:value-type="float" office:value="0">
            <text:p>0</text:p>
          </table:table-cell>
          <table:table-cell table:formula="of:=[equipment.J33]" office:value-type="float" office:value="1">
            <text:p>1</text:p>
          </table:table-cell>
          <table:table-cell table:formula="of:=[equipment.K33]" office:value-type="float" office:value="2">
            <text:p>2</text:p>
          </table:table-cell>
          <table:table-cell table:formula="of:=[equipment.L33]" office:value-type="float" office:value="1">
            <text:p>1</text:p>
          </table:table-cell>
          <table:table-cell table:formula="of:=[equipment.M33]" office:value-type="float" office:value="0">
            <text:p>0</text:p>
          </table:table-cell>
          <table:table-cell table:formula="of:=[equipment.N3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</text:p>
          </table:table-cell>
          <table:table-cell table:formula="of:=[equipment.A33]" office:value-type="string" office:string-value="deep, clear emerald ring">
            <text:p>deep, clear emerald ring</text:p>
          </table:table-cell>
          <table:table-cell table:formula="of:=[equipment.H33]" office:value-type="float" office:value="0">
            <text:p>0</text:p>
          </table:table-cell>
          <table:table-cell table:formula="of:=[equipment.I33]" office:value-type="float" office:value="0">
            <text:p>0</text:p>
          </table:table-cell>
          <table:table-cell table:formula="of:=[equipment.J33]" office:value-type="float" office:value="1">
            <text:p>1</text:p>
          </table:table-cell>
          <table:table-cell table:formula="of:=[equipment.K33]" office:value-type="float" office:value="2">
            <text:p>2</text:p>
          </table:table-cell>
          <table:table-cell table:formula="of:=[equipment.L33]" office:value-type="float" office:value="1">
            <text:p>1</text:p>
          </table:table-cell>
          <table:table-cell table:formula="of:=[equipment.M33]" office:value-type="float" office:value="0">
            <text:p>0</text:p>
          </table:table-cell>
          <table:table-cell table:formula="of:=[equipment.N33]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yes</text:p>
          </table:table-cell>
          <table:table-cell table:formula="of:=[equipment.A31]" office:value-type="string" office:string-value="sapphyre waistlet">
            <text:p>sapphyre waistlet</text:p>
          </table:table-cell>
          <table:table-cell table:formula="of:=[equipment.H31]" office:value-type="float" office:value="1">
            <text:p>1</text:p>
          </table:table-cell>
          <table:table-cell table:formula="of:=[equipment.I31]" office:value-type="float" office:value="0">
            <text:p>0</text:p>
          </table:table-cell>
          <table:table-cell table:formula="of:=[equipment.J31]" office:value-type="float" office:value="0">
            <text:p>0</text:p>
          </table:table-cell>
          <table:table-cell table:formula="of:=[equipment.K31]" office:value-type="float" office:value="0">
            <text:p>0</text:p>
          </table:table-cell>
          <table:table-cell table:formula="of:=[equipment.L31]" office:value-type="float" office:value="0">
            <text:p>0</text:p>
          </table:table-cell>
          <table:table-cell table:formula="of:=[equipment.M31]" office:value-type="float" office:value="0">
            <text:p>0</text:p>
          </table:table-cell>
          <table:table-cell table:formula="of:=[equipment.N31]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SUM</text:p>
          </table:table-cell>
          <table:table-cell/>
          <table:table-cell table:formula="of:=SUM([.C2:.C22])" office:value-type="float" office:value="6">
            <text:p>6</text:p>
          </table:table-cell>
          <table:table-cell table:formula="of:=SUM([.D2:.D22])" office:value-type="float" office:value="1">
            <text:p>1</text:p>
          </table:table-cell>
          <table:table-cell table:formula="of:=SUM([.E2:.E22])" office:value-type="float" office:value="9">
            <text:p>9</text:p>
          </table:table-cell>
          <table:table-cell table:formula="of:=SUM([.F2:.F22])" office:value-type="float" office:value="10">
            <text:p>10</text:p>
          </table:table-cell>
          <table:table-cell table:formula="of:=SUM([.G2:.G22])" office:value-type="float" office:value="8">
            <text:p>8</text:p>
          </table:table-cell>
          <table:table-cell table:formula="of:=SUM([.H2:.H22])" office:value-type="float" office:value="0">
            <text:p>0</text:p>
          </table:table-cell>
          <table:table-cell table:formula="of:=SUM([.I2:.I22])" office:value-type="float" office:value="2">
            <text:p>2</text:p>
          </table:table-cell>
          <table:table-cell/>
        </table:table-row>
      </table:table>
      <table:database-ranges>
        <table:database-range table:name="__Anonymous_Sheet_DB__0" table:target-range-address="equipment.A1:equipment.AF85">
          <table:sort>
            <table:sort-by table:field-number="2" table:data-type="automatic"/>
          </table:sort>
        </table:database-range>
        <table:database-range table:name="__Anonymous_Sheet_DB__1" table:target-range-address="weapons.A1:weapons.J39">
          <table:sort>
            <table:sort-by table:field-number="1" table:data-type="automatic"/>
          </table:sort>
        </table:database-range>
        <table:database-range table:name="__Anonymous_Sheet_DB__2" table:target-range-address="Sheet3.A1:Sheet3.B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02/23/2012</text:date>, <text:time>15:1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Dennison </meta:initial-creator>
    <meta:creation-date>2012-02-21T20:42:02</meta:creation-date>
    <dc:date>2012-02-23T15:12:55</dc:date>
    <dc:creator>DanDennison </dc:creator>
    <meta:editing-duration>P1DT2H56M39S</meta:editing-duration>
    <meta:editing-cycles>61</meta:editing-cycles>
    <meta:generator>LibreOffice/3.4$Linux LibreOffice_project/340m1$Build-402</meta:generator>
    <meta:document-statistic meta:table-count="3" meta:cell-count="1649" meta:object-count="0"/>
  </office:meta>
</office:document-meta>
</file>